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258.6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1.31pt"/>
    </style:style>
    <style:style style:name="co9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US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Released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Emine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37H54M00S" calcext:value-type="time">
            <text:p>37:54: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lim Shady LP</text:p>
          </table:table-cell>
          <table:table-cell office:value-type="string" calcext:value-type="string">
            <text:p>Emine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59H16M00S" calcext:value-type="time">
            <text:p>59:16: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Marshall Mathers LP</text:p>
          </table:table-cell>
          <table:table-cell office:value-type="string" calcext:value-type="string">
            <text:p>Emine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72H14M00S" calcext:value-type="time">
            <text:p>72:14: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77H30M00S" calcext:value-type="time">
            <text:p>77:30: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mine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77H06M00S" calcext:value-type="time">
            <text:p>77:06: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apse</text:p>
          </table:table-cell>
          <table:table-cell office:value-type="string" calcext:value-type="string">
            <text:p>Emine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77H16M00S" calcext:value-type="time">
            <text:p>77:16: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Emine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77H40M00S" calcext:value-type="time">
            <text:p>77:40:0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Marshall Mathers LP 2</text:p>
          </table:table-cell>
          <table:table-cell office:value-type="string" calcext:value-type="string">
            <text:p>Emine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78H13M00S" calcext:value-type="time">
            <text:p>78:13:0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ve. Love. ASAP</text:p>
          </table:table-cell>
          <table:table-cell office:value-type="string" calcext:value-type="string">
            <text:p>Asap Rock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53H41M00S" calcext:value-type="time">
            <text:p>53:41:0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ng. Live. ASAP</text:p>
          </table:table-cell>
          <table:table-cell office:value-type="string" calcext:value-type="string">
            <text:p>Asap Rock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49H15M00S" calcext:value-type="time">
            <text:p>49:15: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. Long. Last. ASAP</text:p>
          </table:table-cell>
          <table:table-cell office:value-type="string" calcext:value-type="string">
            <text:p>Asap Rock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ip-hop</text:p>
          </table:table-cell>
          <table:table-cell table:style-name="ce3" office:value-type="time" office:time-value="PT66H15M00S" calcext:value-type="time">
            <text:p>66:15:0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unding the Seventh Trumpet</text:p>
          </table:table-cell>
          <table:table-cell office:value-type="string" calcext:value-type="string">
            <text:p>Avenged Sevenfol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etalcore</text:p>
          </table:table-cell>
          <table:table-cell table:style-name="ce3" office:value-type="time" office:time-value="PT52H01M00S" calcext:value-type="time">
            <text:p>52:01:0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king the Fallen</text:p>
          </table:table-cell>
          <table:table-cell office:value-type="string" calcext:value-type="string">
            <text:p>Avenged Sevenfol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etalcore</text:p>
          </table:table-cell>
          <table:table-cell table:style-name="ce3" office:value-type="time" office:time-value="PT68H33M00S" calcext:value-type="time">
            <text:p>68:33:0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ty of Evil</text:p>
          </table:table-cell>
          <table:table-cell office:value-type="string" calcext:value-type="string">
            <text:p>Avenged Sevenfol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eavy Metal</text:p>
          </table:table-cell>
          <table:table-cell table:style-name="ce3" office:value-type="time" office:time-value="PT72H43M00S" calcext:value-type="time">
            <text:p>72:43:0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venged Sevenfol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eavy Metal</text:p>
          </table:table-cell>
          <table:table-cell table:style-name="ce3" office:value-type="time" office:time-value="PT53H30M00S" calcext:value-type="time">
            <text:p>53:30: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avy Metal</text:p>
          </table:table-cell>
          <table:table-cell table:style-name="ce3" office:value-type="time" office:time-value="PT66H49M00S" calcext:value-type="time">
            <text:p>66:49:0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il to the King</text:p>
          </table:table-cell>
          <table:table-cell office:value-type="string" calcext:value-type="string">
            <text:p>Avenged Sevenfo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vy Metal</text:p>
          </table:table-cell>
          <table:table-cell table:style-name="ce3" office:value-type="time" office:time-value="PT53H20M00S" calcext:value-type="time">
            <text:p>53:20:0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Rancid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34H05M00S" calcext:value-type="time">
            <text:p>34:05: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t’s Go</text:p>
          </table:table-cell>
          <table:table-cell office:value-type="string" calcext:value-type="string">
            <text:p>Ranci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44H13M00S" calcext:value-type="time">
            <text:p>44:13: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..And Out Come the Wolves</text:p>
          </table:table-cell>
          <table:table-cell office:value-type="string" calcext:value-type="string">
            <text:p>Rancid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49H39M00S" calcext:value-type="time">
            <text:p>49:39: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fe Won’t Wait</text:p>
          </table:table-cell>
          <table:table-cell office:value-type="string" calcext:value-type="string">
            <text:p>Ranci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64H00M00S" calcext:value-type="time">
            <text:p>64:00:0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Ranci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ardcore Punk</text:p>
          </table:table-cell>
          <table:table-cell table:style-name="ce3" office:value-type="time" office:time-value="PT38H24M00S" calcext:value-type="time">
            <text:p>38:24:0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Ranci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51H24M00S" calcext:value-type="time">
            <text:p>51:24:0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Let the Dominoes Fall</text:p>
          </table:table-cell>
          <table:table-cell office:value-type="string" calcext:value-type="string">
            <text:p>Ranci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46H16M00S" calcext:value-type="time">
            <text:p>46:16:0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onor Is All We Know</text:p>
          </table:table-cell>
          <table:table-cell office:value-type="string" calcext:value-type="string">
            <text:p>Ranci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32H47M00S" calcext:value-type="time">
            <text:p>32:47:00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" table:style-name="ta1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Released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Length</text:p>
          </table:table-cell>
          <table:table-cell table:style-name="ce1"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ver Mind the Bollocks, Here’s the Sex Pistols</text:p>
          </table:table-cell>
          <table:table-cell office:value-type="string" calcext:value-type="string">
            <text:p>Sex Pistol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38H44M00S" calcext:value-type="time">
            <text:p>38:44:00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reatests Hits</text:p>
          </table:table-cell>
          <table:table-cell office:value-type="string" calcext:value-type="string">
            <text:p>Skep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rime</text:p>
          </table:table-cell>
          <table:table-cell table:style-name="ce3" office:value-type="time" office:time-value="PT44H29M00S" calcext:value-type="time">
            <text:p>44:29:00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crophone Champion</text:p>
          </table:table-cell>
          <table:table-cell office:value-type="string" calcext:value-type="string">
            <text:p>Skep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ime</text:p>
          </table:table-cell>
          <table:table-cell table:style-name="ce3" office:value-type="time" office:time-value="PT52H59M00S" calcext:value-type="time">
            <text:p>52:59:00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oin’ It Again</text:p>
          </table:table-cell>
          <table:table-cell office:value-type="string" calcext:value-type="string">
            <text:p>Skep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ime</text:p>
          </table:table-cell>
          <table:table-cell table:style-name="ce3" office:value-type="time" office:time-value="PT49H50M00S" calcext:value-type="time">
            <text:p>49:50:00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onnichiwa</text:p>
          </table:table-cell>
          <table:table-cell office:value-type="string" calcext:value-type="string">
            <text:p>Skep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rime</text:p>
          </table:table-cell>
          <table:table-cell table:style-name="ce3" office:value-type="time" office:time-value="PT43H11M00S" calcext:value-type="time">
            <text:p>43:11:00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" table:style-name="ta1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Released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Length</text:p>
          </table:table-cell>
          <table:table-cell table:style-name="ce1"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ZLOOO</text:p>
          </table:table-cell>
          <table:table-cell office:value-type="string" calcext:value-type="string">
            <text:p>Gleb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ime</text:p>
          </table:table-cell>
          <table:table-cell table:style-name="ce3" office:value-type="time" office:time-value="PT34H25M00S" calcext:value-type="time">
            <text:p>34:25:00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kí sme</text:p>
          </table:table-cell>
          <table:table-cell office:value-type="string" calcext:value-type="string">
            <text:p>Konflik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39H55M00S" calcext:value-type="time">
            <text:p>39:55:00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ea Culpa</text:p>
          </table:table-cell>
          <table:table-cell office:value-type="string" calcext:value-type="string">
            <text:p>Konflik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38H46M00S" calcext:value-type="time">
            <text:p>38:46:00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o Return</text:p>
          </table:table-cell>
          <table:table-cell office:value-type="string" calcext:value-type="string">
            <text:p>Konflik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37H06M00S" calcext:value-type="time">
            <text:p>37:06:00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apare Aude</text:p>
          </table:table-cell>
          <table:table-cell office:value-type="string" calcext:value-type="string">
            <text:p>Konflik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44H43M00S" calcext:value-type="time">
            <text:p>44:43:00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omnium</text:p>
          </table:table-cell>
          <table:table-cell office:value-type="string" calcext:value-type="string">
            <text:p>Konflik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unk Rock</text:p>
          </table:table-cell>
          <table:table-cell table:style-name="ce3" office:value-type="time" office:time-value="PT52H30M00S" calcext:value-type="time">
            <text:p>52:30:00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8:12:35.548819766</meta:creation-date>
    <dc:date>2016-06-19T19:00:30.910202259</dc:date>
    <meta:editing-duration>PT7M24S</meta:editing-duration>
    <meta:editing-cycles>2</meta:editing-cycles>
    <meta:generator>LibreOffice/5.1.2.2.0$Linux_X86_64 LibreOffice_project/10m0$Build-2</meta:generator>
    <meta:document-statistic meta:table-count="3" meta:cell-count="234" meta:object-count="0"/>
  </office:meta>
</office:document-meta>
</file>